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03ec8f" officeooo:paragraph-rsid="0003ec8f"/>
    </style:style>
    <style:style style:name="P2" style:family="paragraph" style:parent-style-name="Standard">
      <style:text-properties officeooo:rsid="0003ec8f" officeooo:paragraph-rsid="0003ec8f"/>
    </style:style>
    <style:style style:name="P3" style:family="paragraph" style:parent-style-name="Standard">
      <style:text-properties officeooo:rsid="00045e61" officeooo:paragraph-rsid="00045e61"/>
    </style:style>
    <style:style style:name="P4" style:family="paragraph" style:parent-style-name="Standard">
      <style:text-properties officeooo:rsid="00045e61" officeooo:paragraph-rsid="0004f447"/>
    </style:style>
    <style:style style:name="T1" style:family="text">
      <style:text-properties officeooo:rsid="0004f447"/>
    </style:style>
    <style:style style:name="T2" style:family="text">
      <style:text-properties officeooo:rsid="000689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ystem characteristics set AG85SCS1</text:p>
      <text:p text:style-name="Subtitle">by Arthur Golubev 19851603</text:p>
      <text:p text:style-name="Subtitle">2025-08-14</text:p>
      <text:p text:style-name="P3">System characteristics set AG85SCS1 is as follows:</text:p>
      <text:p text:style-name="P3">1. This set include the following characteristics for a system or a part of system:</text:p>
      <text:p text:style-name="P3"><text:tab/>1.1. Size of <text:span text:style-name="T2">a </text:span>digit;</text:p>
      <text:p text:style-name="P4"><text:tab/>1.<text:span text:style-name="T1">2</text:span>. <text:span text:style-name="T1">possible to be none (is out not concern of the system or part of system) –</text:span> <text:span text:style-name="T1">Order of bytes in a message;</text:span></text:p>
      <text:p text:style-name="P4"><text:tab/>1.<text:span text:style-name="T1">3</text:span>. in digits, optionally, if omitted<text:span text:style-name="T1"> is </text:span>1 – Size of <text:span text:style-name="T2">a </text:span>byte;</text:p>
      <text:p text:style-name="P3"><text:tab/>1.<text:span text:style-name="T1">4</text:span>. exists if Size <text:span text:style-name="T1">of</text:span> bytes is <text:span text:style-name="T1">more than 1, possible to be none (is not concern of the system or part of system) </text:span>- Order of digits in <text:span text:style-name="T2">a </text:span>byte;</text:p>
      <text:p text:style-name="P3">2. <text:span text:style-name="T2">Lists of v</text:span>alues <text:span text:style-name="T2">of the set </text:span>without <text:span text:style-name="T1">names of the characteristics </text:span><text:span text:style-name="T2">are considered to be lists of values of </text:span><text:span text:style-name="T1">characteristics </text:span><text:span text:style-name="T2">of the set i</text:span><text:span text:style-name="T1">n order as </text:span><text:span text:style-name="T2">in</text:span><text:span text:style-name="T1"> paragraph 1 </text:span><text:span text:style-name="T2">of this document</text:span><text:span text:style-name="T1">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3ec8f" officeooo:paragraph-rsid="0003ec8f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Page <text:page-number text:select-page="current">1</text:page-number><text:s/>of <text:page-count>1</text:page-count>.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4T13:10:35.393674229</meta:creation-date>
    <dc:date>2025-08-14T14:20:59.139704301</dc:date>
    <meta:editing-duration>PT20M3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1" meta:paragraph-count="11" meta:word-count="138" meta:character-count="730" meta:non-whitespace-character-count="597"/>
  </office:meta>
</office:document-meta>
</file>